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5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0.75cm" fo:min-width="11cm"/>
    </style:style>
    <style:style style:name="gr6" style:family="graphic" style:parent-style-name="standard">
      <style:graphic-properties draw:stroke="none" draw:textarea-vertical-align="middle" draw:auto-grow-height="false" fo:min-height="1.75cm" fo:min-width="1.501cm" fo:wrap-option="wrap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001cm" fo:min-width="4.75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2.25cm" fo:min-width="5cm"/>
      <style:paragraph-properties style:writing-mode="lr-tb"/>
    </style:style>
    <style:style style:name="gr9" style:family="graphic" style:parent-style-name="objectwithoutfill">
      <style:graphic-properties svg:stroke-width="0.106cm" draw:marker-start-width="0.434cm" draw:marker-end="Linienspitzen_20_3" draw:marker-end-width="0.384cm" draw:fill="none" draw:textarea-vertical-align="middle" fo:padding-top="0.153cm" fo:padding-bottom="0.153cm" fo:padding-left="0.278cm" fo:padding-right="0.278cm"/>
    </style:style>
    <style:style style:name="gr10" style:family="graphic" style:parent-style-name="objectwithoutfill">
      <style:graphic-properties svg:stroke-width="0.106cm" draw:marker-start-width="0.434cm" draw:marker-end="Linienspitzen_20_4" draw:marker-end-width="0.384cm" draw:fill="none" draw:textarea-vertical-align="middle" fo:padding-top="0.153cm" fo:padding-bottom="0.153cm" fo:padding-left="0.278cm" fo:padding-right="0.278cm"/>
    </style:style>
    <style:style style:name="gr11" style:family="graphic" style:parent-style-name="objectwithoutfill">
      <style:graphic-properties svg:stroke-width="0.106cm" draw:marker-start-width="0.434cm" draw:marker-end="Linienspitzen_20_5" draw:marker-end-width="0.384cm" draw:fill="none" draw:textarea-vertical-align="middle" fo:padding-top="0.153cm" fo:padding-bottom="0.153cm" fo:padding-left="0.278cm" fo:padding-right="0.278cm"/>
    </style:style>
    <style:style style:name="gr12" style:family="graphic" style:parent-style-name="standard">
      <style:graphic-properties draw:stroke="dash" draw:stroke-dash="Double_20_Dash" svg:stroke-color="#650953" svg:stroke-linecap="butt" draw:fill="none" draw:fill-color="#ffffff" draw:textarea-vertical-align="top" draw:auto-grow-height="true" draw:auto-grow-width="false" fo:max-height="0cm" fo:min-height="10.25cm" draw:shadow="hidden"/>
      <style:paragraph-properties style:writing-mode="lr-tb"/>
    </style:style>
    <style:style style:name="gr13" style:family="graphic" style:parent-style-name="standard">
      <style:graphic-properties svg:stroke-width="0.053cm" svg:stroke-color="#650953" draw:marker-start-width="0.355cm" draw:marker-end-width="0.355cm" draw:fill="none" draw:textarea-horizontal-align="justify" draw:textarea-vertical-align="middle" draw:auto-grow-height="false" fo:min-height="1.25cm" fo:min-width="3.068cm" fo:padding-top="0.127cm" fo:padding-bottom="0.127cm" fo:padding-left="0.252cm" fo:padding-right="0.252cm"/>
    </style:style>
    <style:style style:name="gr14" style:family="graphic" style:parent-style-name="standard">
      <style:graphic-properties svg:stroke-width="0.053cm" svg:stroke-color="#dd4100" draw:marker-start-width="0.354cm" draw:marker-end-width="0.354cm" draw:fill="none" draw:textarea-vertical-align="middle" fo:padding-top="0.126cm" fo:padding-bottom="0.126cm" fo:padding-left="0.251cm" fo:padding-right="0.251cm"/>
      <style:paragraph-properties style:writing-mode="lr-tb"/>
    </style:style>
    <style:style style:name="pr1" style:family="presentation" style:parent-style-name="Blue_5f_Curve-title">
      <style:graphic-properties draw:fill-color="#8d1d75"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outline1">
      <style:graphic-properties fo:min-height="10.001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r8" style:family="presentation" style:parent-style-name="Blue_5f_Curve1-outline1">
      <style:graphic-properties fo:min-height="4.77cm"/>
      <style:paragraph-properties style:writing-mode="lr-tb"/>
    </style:style>
    <style:style style:name="pr9" style:family="presentation" style:parent-style-name="Blue_5f_Curve1-outline1">
      <style:graphic-properties draw:stroke="solid" fo:min-height="4.77cm"/>
      <style:paragraph-properties style:writing-mode="lr-tb"/>
    </style:style>
    <style:style style:name="pr10" style:family="presentation" style:parent-style-name="Blue_5f_Curve1-subtitle">
      <style:graphic-properties draw:fill-color="#ffffff" fo:min-height="10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8d1d75"/>
      <style:paragraph-properties fo:text-align="start"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style:writing-mode="lr-tb"/>
      <style:text-properties fo:color="#009bdd" loext:opacity="100%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color="#009bdd" loext:opacity="100%" fo:font-size="30pt" style:font-size-asian="30pt" style:font-size-complex="3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650953" loext:opacity="100%" fo:font-size="20pt" style:font-size-asian="20pt" style:font-size-complex="20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650953" loext:opacity="100%" style:text-position="-8% 58%" fo:font-size="20pt" style:font-size-asian="20pt" style:font-size-complex="20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3465a4" loext:opacity="100%" fo:font-size="20pt" style:font-size-asian="20pt" style:font-size-complex="20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dd4100" loext:opacity="100%" fo:font-size="20pt" style:font-size-asian="20pt" style:font-size-complex="20pt"/>
    </style:style>
    <style:style style:name="P15" style:family="paragraph">
      <style:paragraph-properties fo:text-align="start" style:writing-mode="lr-tb"/>
    </style:style>
    <style:style style:name="P16" style:family="paragraph">
      <style:paragraph-properties fo:margin-left="0cm" fo:margin-right="0cm" fo:margin-top="0.3cm" fo:margin-bottom="0cm" fo:text-indent="0cm"/>
    </style:style>
    <style:style style:name="P17" style:family="paragraph">
      <style:paragraph-properties style:writing-mode="lr-tb"/>
      <style:text-properties fo:font-variant="normal" fo:text-transform="none" fo:color="#ffffff" loext:opacity="90%" style:text-line-through-style="none" style:text-line-through-type="none" style:text-position="-8% 58%" style:text-underline-style="none" style:text-overline-style="none" style:text-overline-color="font-color"/>
    </style:style>
    <style:style style:name="P18" style:family="paragraph">
      <loext:graphic-properties draw:fill-color="#ffffff" draw:opacity="50%"/>
      <style:paragraph-properties fo:text-align="center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margin-left="0cm" fo:margin-right="0cm" fo:margin-top="0.374cm" fo:margin-bottom="0cm" fo:text-indent="0cm"/>
    </style:style>
    <style:style style:name="P21" style:family="paragraph">
      <style:paragraph-properties fo:margin-left="0cm" fo:margin-right="0cm" fo:margin-top="0.374cm" fo:margin-bottom="0cm" fo:text-align="start" fo:text-indent="0cm"/>
    </style:style>
    <style:style style:name="P22" style:family="paragraph">
      <loext:graphic-properties draw:fill-color="#ffffff"/>
    </style:style>
    <style:style style:name="P23" style:family="paragraph">
      <style:paragraph-properties fo:text-align="start"/>
      <style:text-properties fo:color="#009bdd" loext:opacity="100%"/>
    </style:style>
    <style:style style:name="P24" style:family="paragraph">
      <style:paragraph-properties fo:text-align="end"/>
      <style:text-properties fo:color="#009bdd" loext:opacity="100%"/>
    </style:style>
    <style:style style:name="P25" style:family="paragraph">
      <style:text-properties fo:color="#009bdd" loext:opacity="100%"/>
    </style:style>
    <style:style style:name="P26" style:family="paragraph">
      <loext:graphic-properties draw:fill-color="#ffffff"/>
      <style:text-properties fo:color="#009bdd" loext:opacity="100%"/>
    </style:style>
    <style:style style:name="P27" style:family="paragraph">
      <style:paragraph-properties fo:text-align="center"/>
      <style:text-properties fo:font-size="24pt" style:font-size-asian="24pt" style:font-size-complex="24pt"/>
    </style:style>
    <style:style style:name="P28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text-align="center"/>
      <style:text-properties fo:color="#650953" loext:opacity="100%" style:font-name="Liberation Sans2" fo:font-size="28pt" style:font-size-asian="28pt" style:font-size-complex="28pt"/>
    </style:style>
    <style:style style:name="P31" style:family="paragraph">
      <loext:graphic-properties draw:fill="none" draw:fill-color="#ffffff"/>
      <style:paragraph-properties fo:text-align="center"/>
      <style:text-properties fo:color="#650953" loext:opacity="100%" style:font-name="Liberation Sans2" fo:font-size="28pt" style:font-size-asian="28pt" style:font-size-complex="28pt"/>
    </style:style>
    <style:style style:name="P32" style:family="paragraph">
      <style:text-properties style:font-name="Liberation Mono1" fo:font-size="21pt" style:font-size-asian="21pt" style:font-size-complex="21pt"/>
    </style:style>
    <style:style style:name="P33" style:family="paragraph">
      <style:text-properties style:font-name="Liberation Mono1"/>
    </style:style>
    <style:style style:name="P34" style:family="paragraph">
      <style:text-properties fo:color="#000000" loext:opacity="100%" style:font-name="Liberation Mono1" fo:font-size="21pt" style:font-size-asian="21pt" style:font-size-complex="21pt"/>
    </style:style>
    <style:style style:name="P35" style:family="paragraph">
      <style:text-properties style:font-name="Liberation Serif" fo:letter-spacing="0.06cm"/>
    </style:style>
    <style:style style:name="P36" style:family="paragraph">
      <style:paragraph-properties fo:text-align="center"/>
      <style:text-properties fo:color="#dd4100" loext:opacity="100%" fo:font-size="32pt" style:font-size-asian="32pt" style:font-size-complex="32pt"/>
    </style:style>
    <style:style style:name="P37" style:family="paragraph">
      <loext:graphic-properties draw:fill="none"/>
      <style:paragraph-properties fo:text-align="center"/>
      <style:text-properties fo:color="#dd4100" loext:opacity="100%" fo:font-size="32pt" style:font-size-asian="32pt" style:font-size-complex="32pt"/>
    </style:style>
    <style:style style:name="T1" style:family="text">
      <style:text-properties fo:color="#009bdd" loext:opacity="100%" fo:font-size="30pt" style:font-size-asian="30pt" style:font-size-complex="30pt"/>
    </style:style>
    <style:style style:name="T2" style:family="text">
      <style:text-properties fo:color="#dd4100" loext:opacity="100%" fo:font-size="26pt" style:text-underline-style="solid" style:text-underline-width="auto" style:text-underline-color="font-color" style:font-size-asian="26pt" style:font-size-complex="2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650953" loext:opacity="100%" fo:font-size="26pt" style:text-underline-style="solid" style:text-underline-width="auto" style:text-underline-color="font-color" style:font-size-asian="26pt" style:font-size-complex="26pt"/>
    </style:style>
    <style:style style:name="T5" style:family="text">
      <style:text-properties fo:color="#3465a4" loext:opacity="100%" fo:font-size="26pt" style:text-underline-style="solid" style:text-underline-width="auto" style:text-underline-color="font-color" style:font-size-asian="26pt" style:font-size-complex="26pt"/>
    </style:style>
    <style:style style:name="T6" style:family="text">
      <style:text-properties fo:color="#650953" loext:opacity="100%" fo:font-size="20pt" style:font-size-asian="20pt" style:font-size-complex="20pt"/>
    </style:style>
    <style:style style:name="T7" style:family="text">
      <style:text-properties fo:color="#3465a4" loext:opacity="100%" fo:font-size="20pt" style:font-size-asian="20pt" style:font-size-complex="20pt"/>
    </style:style>
    <style:style style:name="T8" style:family="text">
      <style:text-properties fo:color="#dd4100" loext:opacity="100%" fo:font-size="20pt" style:font-size-asian="20pt" style:font-size-complex="20pt"/>
    </style:style>
    <style:style style:name="T9" style:family="text">
      <style:text-properties fo:color="#dd4100" loext:opacity="100%"/>
    </style:style>
    <style:style style:name="T10" style:family="text">
      <style:text-properties fo:font-variant="normal" fo:text-transform="none" fo:color="#dd4100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style:text-line-through-style="none" style:text-line-through-type="none" style:text-underline-style="none" style:text-overline-style="none" style:text-overline-color="font-color"/>
    </style:style>
    <style:style style:name="T13" style:family="text">
      <style:text-properties fo:font-variant="normal" fo:text-transform="none" fo:color="#dd4100" loext:opacity="100%" style:text-line-through-style="none" style:text-line-through-type="none" style:text-underline-style="none" style:text-overline-style="none" style:text-overline-color="font-color"/>
    </style:style>
    <style:style style:name="T14" style:family="text">
      <style:text-properties fo:color="#ffffff" loext:opacity="100%"/>
    </style:style>
    <style:style style:name="T15" style:family="text">
      <style:text-properties fo:color="#650953" loext:opacity="100%"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dd4100" loext:opacity="100%" fo:font-style="normal" style:font-style-asian="normal" style:font-style-complex="normal"/>
    </style:style>
    <style:style style:name="T18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dd4100" loext:opacity="100%" fo:font-weight="bold" style:font-weight-asian="bold" style:font-weight-complex="bold"/>
    </style:style>
    <style:style style:name="T20" style:family="text">
      <style:text-properties fo:color="#dd4100" loext:opacity="100%" fo:background-color="#ffffa6"/>
    </style:style>
    <style:style style:name="T21" style:family="text">
      <style:text-properties fo:color="#dd4100" loext:opacity="100%" fo:background-color="#dee6ef"/>
    </style:style>
    <style:style style:name="T2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text-shadow="none" style:text-underline-style="none" fo:font-weight="normal" style:letter-kerning="true" fo:background-color="transparent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dd5c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dd41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650953" loext:opacity="100%" fo:font-weight="normal" style:font-weight-asian="normal" style:font-weight-complex="normal"/>
    </style:style>
    <style:style style:name="T27" style:family="text">
      <style:text-properties fo:color="#650953" loext:opacity="100%" fo:font-weight="bold" style:font-weight-asian="bold" style:font-weight-complex="bold"/>
    </style:style>
    <style:style style:name="T28" style:family="text">
      <style:text-properties fo:color="#009bdd" loext:opacity="100%"/>
    </style:style>
    <style:style style:name="T29" style:family="text">
      <style:text-properties fo:color="#650953" loext:opacity="100%"/>
    </style:style>
    <style:style style:name="T30" style:family="text">
      <style:text-properties fo:color="#650953" loext:opacity="100%" fo:font-size="24pt"/>
    </style:style>
    <style:style style:name="T31" style:family="text">
      <style:text-properties fo:color="#009bdd" loext:opacity="100%" fo:font-size="24pt"/>
    </style:style>
    <style:style style:name="T32" style:family="text">
      <style:text-properties fo:color="#dd4100" loext:opacity="100%" fo:font-size="24pt"/>
    </style:style>
    <style:style style:name="T33" style:family="text">
      <style:text-properties fo:color="#000000" loext:opacity="100%" style:font-name="Liberation Mono1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fo:color="#650953" loext:opacity="100%" style:font-name="Liberation Sans2" fo:font-size="28pt" style:font-size-asian="28pt" style:font-size-complex="28pt"/>
    </style:style>
    <style:style style:name="T37" style:family="text">
      <style:text-properties style:font-name="Liberation Mono1" fo:font-size="21pt" style:font-size-asian="21pt" style:font-size-complex="21pt"/>
    </style:style>
    <style:style style:name="T38" style:family="text">
      <style:text-properties fo:color="#000000" loext:opacity="100%" style:font-name="Liberation Mono1" fo:font-size="21pt" style:font-size-asian="21pt" style:font-size-complex="21pt"/>
    </style:style>
    <style:style style:name="T39" style:family="text">
      <style:text-properties fo:color="#000000" loext:opacity="100%" style:font-name="Liberation Mono1" fo:font-size="21pt" fo:font-weight="bold" style:font-size-asian="21pt" style:font-weight-asian="bold" style:font-size-complex="21pt" style:font-weight-complex="bold"/>
    </style:style>
    <style:style style:name="T40" style:family="text">
      <style:text-properties fo:color="#dd4100" loext:opacity="100%" style:font-name="Liberation Mono1" fo:font-size="21pt" style:font-size-asian="21pt" style:font-size-complex="21pt"/>
    </style:style>
    <style:style style:name="T41" style:family="text">
      <style:text-properties fo:color="#000000" loext:opacity="100%" style:font-name="Liberation Mono1" fo:font-size="21pt" fo:font-weight="normal" style:font-size-asian="21pt" style:font-weight-asian="normal" style:font-size-complex="21pt" style:font-weight-complex="normal"/>
    </style:style>
    <style:style style:name="T42" style:family="text">
      <style:text-properties fo:color="#dd4100" loext:opacity="100%" style:font-name="Liberation Mono1" fo:font-size="21pt" fo:font-weight="normal" style:font-size-asian="21pt" style:font-weight-asian="normal" style:font-size-complex="21pt" style:font-weight-complex="normal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position="-8% 58%" style:font-name="Liberation Mono1"/>
    </style:style>
    <style:style style:name="T45" style:family="text">
      <style:text-properties style:text-underline-style="none"/>
    </style:style>
    <style:style style:name="T46" style:family="text">
      <style:text-properties fo:color="#000000" loext:opacity="100%" style:font-name="Liberation Mono1" style:text-underline-style="none"/>
    </style:style>
    <style:style style:name="T47" style:family="text">
      <style:text-properties fo:color="#650953" loext:opacity="100%" style:font-name="Liberation Serif" fo:font-size="28pt" fo:letter-spacing="0.06cm" fo:font-style="normal" style:text-underline-style="none" style:font-size-asian="28pt" style:font-style-asian="normal" style:font-size-complex="28pt" style:font-style-complex="normal"/>
    </style:style>
    <style:style style:name="T48" style:family="text">
      <style:text-properties style:font-name="Liberation Serif" fo:letter-spacing="0.06cm"/>
    </style:style>
    <style:style style:name="T49" style:family="text">
      <style:text-properties fo:font-size="21pt" style:font-size-asian="21pt" style:font-size-complex="21pt"/>
    </style:style>
    <style:style style:name="T50" style:family="text">
      <style:text-properties fo:color="#dd4100" loext:opacity="100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Thomas Leyh: Impl. Cast Calculus</presentation:footer-decl>
      <presentation:date-time-decl presentation:name="dtd1" presentation:source="fixed">21.04.2022</presentation:date-time-decl>
      <presentation:date-time-decl presentation:name="dtd2" presentation:source="current-date" style:data-style-name="D4"/>
      <draw:page draw:name="page1" draw:style-name="dp1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2cm" svg:height="3cm" svg:x="1cm" svg:y="5.5cm" presentation:class="title" presentation:user-transformed="true">
          <draw:text-box>
            <text:p text:style-name="P1">„Implementing Cast Calculus<text:line-break/> for Label Dependent Lambda Calculus“</text:p>
          </draw:text-box>
        </draw:frame>
        <draw:frame draw:style-name="gr1" draw:text-style-name="P4" draw:layer="layout" svg:width="8.5cm" svg:height="1.432cm" svg:x="1cm" svg:y="1.068cm">
          <draw:text-box>
            <text:p text:style-name="P3"><text:span text:style-name="T1">Master’s Thesis</text:span></text:p>
          </draw:text-box>
        </draw:frame>
        <draw:frame draw:style-name="gr1" draw:text-style-name="P6" draw:layer="layout" svg:width="7.5cm" svg:height="1.432cm" svg:x="19.5cm" svg:y="1.068cm">
          <draw:text-box>
            <text:p text:style-name="P5"><text:span text:style-name="T1">Thomas Ley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2">
        <office:forms form:automatic-focus="false" form:apply-design-mode="false"/>
        <draw:frame presentation:style-name="pr3" draw:text-style-name="P8" draw:layer="layout" svg:width="26cm" svg:height="1.328cm" svg:x="1cm" svg:y="0.5cm" presentation:class="title" presentation:user-transformed="true">
          <draw:text-box>
            <text:p text:style-name="P1">Etymology of the Term</text:p>
          </draw:text-box>
        </draw:frame>
        <draw:frame draw:style-name="gr3" draw:text-style-name="P9" draw:layer="layout" svg:width="21cm" svg:height="2.301cm" svg:x="3.5cm" svg:y="9.5cm">
          <draw:text-box>
            <text:p><text:span text:style-name="T2">Cast Calculus</text:span><text:span text:style-name="T3"> </text:span><text:span text:style-name="T4">Label Dependent</text:span><text:span text:style-name="T3"> </text:span><text:span text:style-name="T5">Lambda Calculus</text:span></text:p>
          </draw:text-box>
        </draw:frame>
        <draw:frame draw:style-name="gr4" draw:text-style-name="P11" draw:layer="layout" svg:width="6.5cm" svg:height="1.038cm" svg:x="10cm" svg:y="6.962cm">
          <draw:text-box>
            <text:p text:style-name="P10"><text:span text:style-name="T6">Dependent Types</text:span></text:p>
          </draw:text-box>
        </draw:frame>
        <draw:frame draw:style-name="gr4" draw:text-style-name="P12" draw:layer="layout" svg:width="6.5cm" svg:height="1.038cm" svg:x="10cm" svg:y="4.924cm">
          <draw:text-box>
            <text:p text:style-name="P10"><text:span text:style-name="T6">Type Systems</text:span></text:p>
          </draw:text-box>
        </draw:frame>
        <draw:frame draw:style-name="gr4" draw:text-style-name="P13" draw:layer="layout" svg:width="7.5cm" svg:height="1.038cm" svg:x="16.5cm" svg:y="4.924cm">
          <draw:text-box>
            <text:p text:style-name="P10"><text:span text:style-name="T7">Computation Models</text:span></text:p>
          </draw:text-box>
        </draw:frame>
        <draw:frame draw:style-name="gr4" draw:text-style-name="P13" draw:layer="layout" svg:width="7.5cm" svg:height="1.038cm" svg:x="16.5cm" svg:y="6.924cm">
          <draw:text-box>
            <text:p text:style-name="P10"><text:span text:style-name="T7">Functional Models</text:span></text:p>
          </draw:text-box>
        </draw:frame>
        <draw:frame draw:style-name="gr4" draw:text-style-name="P14" draw:layer="layout" svg:width="5cm" svg:height="1.038cm" svg:x="4cm" svg:y="6.962cm">
          <draw:text-box>
            <text:p text:style-name="P10"><text:span text:style-name="T8">Type Cas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3T3" presentation:use-date-time-name="dtd2">
        <office:forms form:automatic-focus="false" form:apply-design-mode="false"/>
        <draw:frame presentation:style-name="pr3" draw:text-style-name="P15" draw:layer="layout" svg:width="26cm" svg:height="1.328cm" svg:x="1cm" svg:y="0.5cm" presentation:class="title">
          <draw:text-box>
            <text:p text:style-name="P1">Lambda Calculus</text:p>
          </draw:text-box>
        </draw:frame>
        <draw:frame presentation:style-name="pr5" draw:text-style-name="P8" draw:layer="layout" svg:width="12.687cm" svg:height="10cm" svg:x="1cm" svg:y="3cm" presentation:class="outline">
          <draw:text-box>
            <text:list text:style-name="L2">
              <text:list-item>
                <text:p>Variables <text:span text:style-name="T9">x</text:span></text:p>
              </text:list-item>
              <text:list-item>
                <text:p>Abstraction <text:span text:style-name="T9">λx.M</text:span></text:p>
                <text:list>
                  <text:list-item>
                    <text:p><text:span text:style-name="T9">λx.x</text:span></text:p>
                  </text:list-item>
                  <text:list-item>
                    <text:p><text:span text:style-name="T9">λx.(x+x)</text:span></text:p>
                  </text:list-item>
                  <text:list-item>
                    <text:p><text:span text:style-name="T10">λx.</text:span><text:span text:style-name="T9">λy.(x+y)</text:span></text:p>
                  </text:list-item>
                </text:list>
              </text:list-item>
              <text:list-item>
                <text:p>Application <text:span text:style-name="T9">M N</text:span></text:p>
                <text:list>
                  <text:list-item>
                    <text:p><text:span text:style-name="T9">λx.(x+x) 5</text:span><text:span text:style-name="T9"><text:tab/></text:span><text:span text:style-name="T9"><text:tab/></text:span><text:span text:style-name="T9">↓ 10</text:span></text:p>
                  </text:list-item>
                  <text:list-item>
                    <text:p text:style-name="P16"><text:span text:style-name="T10">λx.</text:span><text:span text:style-name="T9">λy.(x+y) 5 8</text:span><text:span text:style-name="T9"><text:tab/></text:span><text:span text:style-name="T9">↓ 13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12.687cm" svg:height="10cm" svg:x="14.322cm" svg:y="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3" presentation:use-date-time-name="dtd2">
        <office:forms form:automatic-focus="false" form:apply-design-mode="false"/>
        <draw:frame presentation:style-name="pr3" draw:text-style-name="P15" draw:layer="layout" svg:width="26cm" svg:height="1.328cm" svg:x="1cm" svg:y="0.5cm" presentation:class="title">
          <draw:text-box>
            <text:p text:style-name="P1">Lambda Calculus… <text:span text:style-name="T11">with Types</text:span></text:p>
          </draw:text-box>
        </draw:frame>
        <draw:frame presentation:style-name="pr5" draw:text-style-name="P17" draw:layer="layout" svg:width="12.687cm" svg:height="10cm" svg:x="1cm" svg:y="3cm" presentation:class="outline">
          <draw:text-box>
            <text:list text:style-name="L2">
              <text:list-item>
                <text:p><text:span text:style-name="T12">Variables </text:span><text:span text:style-name="T13">x</text:span></text:p>
              </text:list-item>
              <text:list-item>
                <text:p><text:span text:style-name="T12">Abstraction </text:span><text:span text:style-name="T13">λx.M</text:span></text:p>
                <text:list>
                  <text:list-item>
                    <text:p><text:span text:style-name="T13">λx.x</text:span></text:p>
                  </text:list-item>
                  <text:list-item>
                    <text:p><text:span text:style-name="T13">λx.(x+x)</text:span></text:p>
                  </text:list-item>
                  <text:list-item>
                    <text:p><text:span text:style-name="T10">λx.</text:span><text:span text:style-name="T13">λy.(x+y)</text:span></text:p>
                  </text:list-item>
                </text:list>
              </text:list-item>
              <text:list-item>
                <text:p><text:span text:style-name="T12">Application </text:span><text:span text:style-name="T13">M N</text:span></text:p>
                <text:list>
                  <text:list-item>
                    <text:p><text:span text:style-name="T13">λx.(x+x) 5</text:span><text:span text:style-name="T13"><text:tab/></text:span><text:span text:style-name="T13"><text:tab/></text:span><text:span text:style-name="T13">↓ 10</text:span></text:p>
                  </text:list-item>
                  <text:list-item>
                    <text:p text:style-name="P16"><text:span text:style-name="T10">λx.</text:span><text:span text:style-name="T13">λy.(x+y) 5 8</text:span><text:span text:style-name="T13"><text:tab/></text:span><text:span text:style-name="T13">↓ 13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12.687cm" svg:height="10cm" svg:x="14.322cm" svg:y="3cm" presentation:class="outline">
          <draw:text-box>
            <text:list text:style-name="L2">
              <text:list-item>
                <text:p>Variables <text:span text:style-name="T9">x</text:span></text:p>
              </text:list-item>
              <text:list-item>
                <text:p><text:span text:style-name="T11">Abstraction</text:span> <text:span text:style-name="T9">λ(x:A).M</text:span></text:p>
                <text:list>
                  <text:list-item>
                    <text:p><text:span text:style-name="T9">λ(x:A).x</text:span></text:p>
                  </text:list-item>
                  <text:list-item>
                    <text:p><text:span text:style-name="T9">λ(x:A).(x+x)</text:span></text:p>
                  </text:list-item>
                  <text:list-item>
                    <text:p><text:span text:style-name="T10">λ(x:A).</text:span><text:span text:style-name="T9">λ(y:A).(x+y)</text:span></text:p>
                  </text:list-item>
                </text:list>
              </text:list-item>
              <text:list-item>
                <text:p>Application <text:span text:style-name="T9">M N</text:span></text:p>
                <text:list>
                  <text:list-item>
                    <text:p><text:span text:style-name="T9">λ(x:A).(x+x) 5</text:span><text:span text:style-name="T9"><text:tab/></text:span><text:span text:style-name="T9"><text:tab/></text:span><text:span text:style-name="T9"><text:tab/></text:span><text:span text:style-name="T9">↓ 10</text:span></text:p>
                  </text:list-item>
                  <text:list-item>
                    <text:p text:style-name="P16"><text:span text:style-name="T10">λ(x:A).</text:span><text:span text:style-name="T9">λ(y:A).(x+y) 5 8</text:span><text:span text:style-name="T9"><text:tab/></text:span><text:span text:style-name="T9">↓ 13</text:span></text:p>
                  </text:list-item>
                </text:list>
              </text:list-item>
            </text:list>
          </draw:text-box>
        </draw:frame>
        <draw:custom-shape draw:style-name="gr5" draw:text-style-name="P18" draw:layer="layout" svg:width="11.5cm" svg:height="11cm" svg:x="0.5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2">
        <office:forms form:automatic-focus="false" form:apply-design-mode="false"/>
        <draw:frame presentation:style-name="pr3" draw:text-style-name="P15" draw:layer="layout" svg:width="26cm" svg:height="1.328cm" svg:x="1cm" svg:y="0.5cm" presentation:class="title">
          <draw:text-box>
            <text:p text:style-name="P1"><text:span text:style-name="T14"><text:s text:c="10"/></text:span>Dependent Types</text:p>
          </draw:text-box>
        </draw:frame>
        <draw:frame presentation:style-name="pr5" draw:text-style-name="P8" draw:layer="layout" svg:width="26cm" svg:height="10cm" svg:x="1cm" svg:y="3cm" presentation:class="outline">
          <draw:text-box>
            <text:list text:style-name="L2">
              <text:list-item>
                <text:p>Dependent Types are <text:span text:style-name="T15">types</text:span> that depend on <text:span text:style-name="T15">values</text:span></text:p>
                <text:list>
                  <text:list-item>
                    <text:p><text:span text:style-name="T16">Types: </text:span><text:span text:style-name="T17">Integer</text:span><text:span text:style-name="T16">, </text:span><text:span text:style-name="T17">List&lt;Integer&gt;</text:span></text:p>
                  </text:list-item>
                  <text:list-item>
                    <text:p text:style-name="P16"><text:span text:style-name="T18">Dependent Types: </text:span><text:span text:style-name="T10">List&lt;Integer, length=5&gt;</text:span><text:span text:style-name="T18">, </text:span><text:span text:style-name="T17">List&lt;Integer, length=6&gt;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2">
        <office:forms form:automatic-focus="false" form:apply-design-mode="false"/>
        <draw:frame presentation:style-name="pr3" draw:text-style-name="P15" draw:layer="layout" svg:width="26cm" svg:height="1.328cm" svg:x="1cm" svg:y="0.5cm" presentation:class="title">
          <draw:text-box>
            <text:p text:style-name="P1">Label Dependent Types</text:p>
          </draw:text-box>
        </draw:frame>
        <draw:frame presentation:style-name="pr5" draw:text-style-name="P8" draw:layer="layout" svg:width="26cm" svg:height="10cm" svg:x="1cm" svg:y="3cm" presentation:class="outline">
          <draw:text-box>
            <text:list text:style-name="L2">
              <text:list-item>
                <text:p>Dependent Types are <text:span text:style-name="T15">types</text:span> that depend on <text:span text:style-name="T15">values</text:span></text:p>
                <text:list>
                  <text:list-item>
                    <text:p><text:span text:style-name="T16">Types: </text:span><text:span text:style-name="T17">Integer</text:span><text:span text:style-name="T16">, </text:span><text:span text:style-name="T17">List&lt;Integer&gt;</text:span></text:p>
                  </text:list-item>
                  <text:list-item>
                    <text:p text:style-name="P16"><text:span text:style-name="T18">Dependent Types: </text:span><text:span text:style-name="T10">List&lt;Integer, length=5&gt;</text:span><text:span text:style-name="T18">, </text:span><text:span text:style-name="T17">List&lt;Integer, length=6&gt;</text:span></text:p>
                  </text:list-item>
                </text:list>
              </text:list-item>
              <text:list-item>
                <text:p><text:span text:style-name="T15">Label</text:span> Dependent Types may only depend on <text:span text:style-name="T15">labels</text:span></text:p>
              </text:list-item>
              <text:list-item>
                <text:p>Labels: <text:span text:style-name="T9">‘T</text:span>, <text:span text:style-name="T9">‘F</text:span>, <text:span text:style-name="T9">‘foo</text:span>, <text:span text:style-name="T9">‘bar</text:span>, …</text:p>
              </text:list-item>
              <text:list-item>
                <text:p>Label Type = finite non-empty Set of Labels</text:p>
                <text:list>
                  <text:list-item>
                    <text:p>‘T<text:tab/>∈<text:span text:style-name="T9">{‘T, ‘F}</text:span></text:p>
                  </text:list-item>
                  <text:list-item>
                    <text:p>‘foo<text:tab/>∉<text:span text:style-name="T9">{‘T, ‘F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2">
        <office:forms form:automatic-focus="false" form:apply-design-mode="false"/>
        <draw:frame presentation:style-name="pr7" draw:text-style-name="P15" draw:layer="layout" svg:width="26cm" svg:height="1.328cm" svg:x="1cm" svg:y="0.5cm" presentation:class="title" presentation:user-transformed="true">
          <draw:text-box>
            <text:p text:style-name="P1">Label Dependent Lambda Calculus (1/2)</text:p>
          </draw:text-box>
        </draw:frame>
        <draw:frame presentation:style-name="pr5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>A label type… Bool := <text:span text:style-name="T9">{‘T, ‘F}</text:span></text:p>
              </text:list-item>
              <text:list-item>
                <text:p text:style-name="P20">Eliminating labels…<text:line-break/>not := <text:span text:style-name="T9">λ(x : Bool).</text:span><text:span text:style-name="T19">case</text:span><text:span text:style-name="T9"> x {</text:span><text:span text:style-name="T20">‘T: </text:span><text:span text:style-name="T20">‘F</text:span><text:span text:style-name="T9">, </text:span><text:span text:style-name="T21">‘F: ‘T</text:span><text:span text:style-name="T9">}</text:span></text:p>
              </text:list-item>
              <text:list-item>
                <text:p text:style-name="P20"><text:span text:style-name="T22">And its </text:span><text:span text:style-name="T23">type (not label </text:span><text:span text:style-name="T23">dependent)…</text:span><text:span text:style-name="T23"><text:line-break/></text:span><text:span text:style-name="T23">not <text:s/>: </text:span><text:span text:style-name="T24">Π</text:span><text:span text:style-name="T9">(x : Bool).Boo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2">
        <office:forms form:automatic-focus="false" form:apply-design-mode="false"/>
        <draw:frame presentation:style-name="pr7" draw:text-style-name="P15" draw:layer="layout" svg:width="26cm" svg:height="1.328cm" svg:x="1cm" svg:y="0.5cm" presentation:class="title" presentation:user-transformed="true">
          <draw:text-box>
            <text:p text:style-name="P1">Label Dependent Lambda Calculus (2/2)</text:p>
          </draw:text-box>
        </draw:frame>
        <draw:frame presentation:style-name="pr5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23">A label dependent type…</text:span><text:span text:style-name="T23"><text:line-break/></text:span><text:span text:style-name="T24">Π</text:span><text:span text:style-name="T25">(x : Bool)</text:span><text:span text:style-name="T25"><text:line-break/></text:span><text:span text:style-name="T25"><text:tab/></text:span><text:span text:style-name="T25">.</text:span><text:span text:style-name="T24">Π</text:span><text:span text:style-name="T9">(y : </text:span><text:span text:style-name="T19">case</text:span><text:span text:style-name="T9"> x {</text:span><text:span text:style-name="T20">‘T: Int</text:span><text:span text:style-name="T9">, </text:span><text:span text:style-name="T21">‘F: </text:span><text:span text:style-name="T21">Bool</text:span><text:span text:style-name="T9">})</text:span><text:span text:style-name="T9"><text:line-break/></text:span><text:span text:style-name="T9"><text:tab/></text:span><text:span text:style-name="T9"><text:tab/></text:span><text:span text:style-name="T9"> <text:s text:c="2"/>.</text:span><text:span text:style-name="T19">case</text:span><text:span text:style-name="T9"> x {</text:span><text:span text:style-name="T20">‘T: Int</text:span><text:span text:style-name="T9">, </text:span><text:span text:style-name="T21">‘F: </text:span><text:span text:style-name="T21">Bool</text:span><text:span text:style-name="T9">}</text:span></text:p>
              </text:list-item>
              <text:list-item>
                <text:p>implemented by…<text:line-break/><text:span text:style-name="T9">λ(x : Bool)</text:span><text:span text:style-name="T9"><text:line-break/></text:span><text:span text:style-name="T9"><text:tab/></text:span><text:span text:style-name="T9">.λ(y : </text:span><text:span text:style-name="T19">case</text:span><text:span text:style-name="T9"> x {</text:span><text:span text:style-name="T20">‘T: Int</text:span><text:span text:style-name="T9">, </text:span><text:span text:style-name="T21">‘F: </text:span><text:span text:style-name="T21">Bool</text:span><text:span text:style-name="T9">})</text:span><text:span text:style-name="T9"><text:line-break/></text:span><text:span text:style-name="T9"><text:tab/></text:span><text:span text:style-name="T9"><text:tab/></text:span><text:span text:style-name="T9"> <text:s text:c="2"/>.</text:span><text:span text:style-name="T19">case</text:span><text:span text:style-name="T9"> x {</text:span><text:span text:style-name="T20">‘T: 17+y</text:span><text:span text:style-name="T9">, </text:span><text:span text:style-name="T21">‘F: </text:span><text:span text:style-name="T21">not y</text:span><text:span text:style-name="T9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4T15" presentation:use-date-time-name="dtd2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Gradual Typing</text:p>
          </draw:text-box>
        </draw:frame>
        <draw:frame presentation:style-name="pr5" draw:text-style-name="P1" draw:layer="layout" svg:width="12.687cm" svg:height="4.769cm" svg:x="1cm" svg:y="3cm" presentation:class="outline">
          <draw:text-box>
            <text:p text:style-name="P21"><text:span text:style-name="T9">λ(x : Bool)</text:span><text:span text:style-name="T9"><text:line-break/></text:span><text:span text:style-name="T9"><text:tab/></text:span><text:span text:style-name="T9">.λ(y : </text:span><text:span text:style-name="T19">case</text:span><text:span text:style-name="T9"> x {</text:span><text:span text:style-name="T20">‘T: Int</text:span><text:span text:style-name="T9">, </text:span><text:span text:style-name="T21">‘F: Bool</text:span><text:span text:style-name="T9">})</text:span><text:span text:style-name="T9"><text:line-break/></text:span><text:span text:style-name="T9"><text:tab/></text:span><text:span text:style-name="T9"><text:tab/></text:span><text:span text:style-name="T9">.</text:span><text:span text:style-name="T19">case</text:span><text:span text:style-name="T9"> x {</text:span><text:span text:style-name="T20">‘T: 17+y</text:span><text:span text:style-name="T9">, </text:span><text:span text:style-name="T21">‘F: not y</text:span><text:span text:style-name="T9">}</text:span></text:p>
          </draw:text-box>
        </draw:frame>
        <draw:frame presentation:style-name="pr5" draw:layer="layout" svg:width="12.687cm" svg:height="10cm" svg:x="14.322cm" svg:y="3cm" presentation:class="outline">
          <draw:text-box>
            <text:p><text:span text:style-name="T11">Optional types!</text:span></text:p>
            <text:p text:style-name="P21"><text:span text:style-name="T24"/></text:p>
            <text:p text:style-name="P21"><text:span text:style-name="T24"/></text:p>
            <text:p text:style-name="P21"><text:span text:style-name="T9">λ(x : Bool)</text:span><text:span text:style-name="T9"><text:line-break/></text:span><text:span text:style-name="T9"><text:tab/></text:span><text:span text:style-name="T9">.λ(y : ⋆)</text:span><text:span text:style-name="T9"><text:line-break/></text:span><text:span text:style-name="T9"><text:tab/></text:span><text:span text:style-name="T9"><text:tab/></text:span><text:span text:style-name="T9">.</text:span><text:span text:style-name="T19">case</text:span><text:span text:style-name="T9"> x {</text:span><text:span text:style-name="T20">‘T: 17+y</text:span><text:span text:style-name="T9">, </text:span><text:span text:style-name="T21">‘F: not y</text:span><text:span text:style-name="T9">}</text:span></text:p>
          </draw:text-box>
        </draw:frame>
        <draw:custom-shape draw:style-name="gr6" draw:text-style-name="P10" draw:layer="layout" svg:width="2.001cm" svg:height="2cm" draw:transform="rotate (1.5707963267949) translate (14cm 6.49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presentation:style-name="pr8" draw:layer="layout" svg:width="12.687cm" svg:height="4.769cm" svg:x="1cm" svg:y="8.22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4T15" presentation:use-date-time-name="dtd2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Gradual Typing</text:p>
          </draw:text-box>
        </draw:frame>
        <draw:frame presentation:style-name="pr5" draw:text-style-name="P1" draw:layer="layout" svg:width="12.687cm" svg:height="4.769cm" svg:x="1cm" svg:y="3cm" presentation:class="outline">
          <draw:text-box>
            <text:p text:style-name="P21"><text:span text:style-name="T9">λ(x : Bool)</text:span><text:span text:style-name="T9"><text:line-break/></text:span><text:span text:style-name="T9"><text:tab/></text:span><text:span text:style-name="T9">.λ(y : </text:span><text:span text:style-name="T19">case</text:span><text:span text:style-name="T9"> x {</text:span><text:span text:style-name="T20">‘T: Int</text:span><text:span text:style-name="T9">, </text:span><text:span text:style-name="T21">‘F: Bool</text:span><text:span text:style-name="T9">})</text:span><text:span text:style-name="T9"><text:line-break/></text:span><text:span text:style-name="T9"><text:tab/></text:span><text:span text:style-name="T9"><text:tab/></text:span><text:span text:style-name="T9">.</text:span><text:span text:style-name="T19">case</text:span><text:span text:style-name="T9"> x {</text:span><text:span text:style-name="T20">‘T: 17+y</text:span><text:span text:style-name="T9">, </text:span><text:span text:style-name="T21">‘F: not y</text:span><text:span text:style-name="T9">}</text:span></text:p>
          </draw:text-box>
        </draw:frame>
        <draw:frame presentation:style-name="pr5" draw:layer="layout" svg:width="12.687cm" svg:height="10cm" svg:x="14.322cm" svg:y="3cm" presentation:class="outline">
          <draw:text-box>
            <text:p><text:span text:style-name="T11">Optional types!</text:span></text:p>
            <text:p text:style-name="P21"><text:span text:style-name="T24"/></text:p>
            <text:p text:style-name="P21"><text:span text:style-name="T24"/></text:p>
            <text:p text:style-name="P21"><text:span text:style-name="T9">λ(x : Bool)</text:span><text:span text:style-name="T9"><text:line-break/></text:span><text:span text:style-name="T9"><text:tab/></text:span><text:span text:style-name="T9">.λ(y : ⋆)</text:span><text:span text:style-name="T9"><text:line-break/></text:span><text:span text:style-name="T9"><text:tab/></text:span><text:span text:style-name="T9"><text:tab/></text:span><text:span text:style-name="T9">.</text:span><text:span text:style-name="T19">case</text:span><text:span text:style-name="T9"> x {</text:span><text:span text:style-name="T20">‘T: 17+y</text:span><text:span text:style-name="T9">, </text:span><text:span text:style-name="T21">‘F: not y</text:span><text:span text:style-name="T9">}</text:span></text:p>
          </draw:text-box>
        </draw:frame>
        <draw:custom-shape draw:style-name="gr6" draw:text-style-name="P10" draw:layer="layout" svg:width="2.001cm" svg:height="2cm" draw:transform="rotate (1.5707963267949) translate (14cm 6.49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presentation:style-name="pr9" draw:layer="layout" svg:width="12.687cm" svg:height="5.277cm" svg:x="1cm" svg:y="8.223cm" presentation:class="outline" presentation:user-transformed="true">
          <draw:text-box>
            <text:p>Requires <text:span text:style-name="T26">Type Casts</text:span>:</text:p>
            <text:list text:style-name="L2">
              <text:list-item>
                <text:p><text:span text:style-name="T23">To dynamic… </text:span><text:span text:style-name="T23"><text:tab/></text:span><text:span text:style-name="T23">(x : A </text:span>⇒ ⋆)</text:p>
              </text:list-item>
              <text:list-item>
                <text:p text:style-name="P20"><text:span text:style-name="T23">From dynamic…(x : ⋆ ⇒ </text:span>A)</text:p>
              </text:list-item>
            </text:list>
            <text:p text:style-name="P20"><text:span text:style-name="T27"><text:s/>⇒</text:span><text:span text:style-name="T27"><text:tab/></text:span><text:span text:style-name="T27">Cast Calculus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5T0" presentation:use-date-time-name="dtd2">
        <office:forms form:automatic-focus="false" form:apply-design-mode="false"/>
        <draw:frame presentation:style-name="pr7" draw:layer="layout" svg:width="26cm" svg:height="1.328cm" svg:x="1cm" svg:y="0.5cm" presentation:class="title" presentation:placeholder="true">
          <draw:text-box/>
        </draw:frame>
        <draw:frame presentation:style-name="pr10" draw:text-style-name="P26" draw:layer="layout" svg:width="26cm" svg:height="10cm" svg:x="1cm" svg:y="3cm" presentation:class="subtitle">
          <draw:text-box>
            <text:p text:style-name="P23"><text:span text:style-name="T28"><text:tab/></text:span><text:span text:style-name="T28"><text:tab/></text:span><text:span text:style-name="T28">Adding </text:span><text:span text:style-name="T29">Cast Calculus</text:span></text:p>
            <text:p text:style-name="P24"><text:span text:style-name="T28">to </text:span><text:span text:style-name="T9">Label Dependent Lambda Calculus</text:span><text:span text:style-name="T9"><text:tab/></text:span><text:span text:style-name="T9"><text:tab/></text:span></text:p>
            <text:p text:style-name="P25"><text:span text:style-name="T28"/></text:p>
            <text:p text:style-name="P25"><text:span text:style-name="T30"/></text:p>
            <text:p text:style-name="P25"><text:span text:style-name="T30">CC</text:span><text:span text:style-name="T31"> + </text:span><text:span text:style-name="T32">LDLC</text:span><text:span text:style-name="T31"> = </text:span><text:span text:style-name="T30">CC</text:span><text:span text:style-name="T32">LDL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2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 text:style-name="P1">Syntax… in LDLC</text:p>
          </draw:text-box>
        </draw:frame>
        <draw:frame presentation:style-name="pr5" draw:layer="layout" svg:width="26cm" svg:height="11cm" svg:x="1cm" svg:y="3cm" presentation:class="outline" presentation:user-transformed="true">
          <draw:text-box>
            <text:list text:style-name="L2">
              <text:list-item>
                <text:p>Expressions M, N…</text:p>
                <text:list>
                  <text:list-header>
                    <text:p><text:span text:style-name="T33">() <text:s text:c="4"/>10 <text:s text:c="4"/>‘T <text:s text:c="4"/></text:span><text:span text:style-name="T33">λ(x:A) M</text:span></text:p>
                    <text:p><text:span text:style-name="T33">case x {‘T:M, ‘F:N}</text:span></text:p>
                  </text:list-header>
                </text:list>
              </text:list-item>
              <text:list-item>
                <text:p>Types A, B…</text:p>
                <text:list>
                  <text:list-header>
                    <text:p><text:span text:style-name="T33">Unit <text:s text:c="4"/>Int <text:s text:c="4"/>{‘T, </text:span><text:span text:style-name="T33">‘F}</text:span></text:p>
                    <text:p><text:span text:style-name="T33">case x {‘T:A, ‘F:B}</text:span></text:p>
                  </text:list-header>
                </text:list>
              </text:list-item>
              <text:list-item>
                <text:p>Declarations</text:p>
                <text:list>
                  <text:list-header>
                    <text:p><text:span text:style-name="T33">val id = λ(x:A) x</text:span></text:p>
                    <text:p><text:span text:style-name="T33">type Bool : ~un = {‘T, </text:span><text:span text:style-name="T33">‘F}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2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 text:style-name="P1">Syntax… with CC</text:p>
          </draw:text-box>
        </draw:frame>
        <draw:frame presentation:style-name="pr5" draw:layer="layout" svg:width="26cm" svg:height="11cm" svg:x="1cm" svg:y="3cm" presentation:class="outline" presentation:user-transformed="true">
          <draw:text-box>
            <text:list text:style-name="L2">
              <text:list-item>
                <text:p>Expressions M, N…</text:p>
                <text:list>
                  <text:list-header>
                    <text:p><text:span text:style-name="T33">M : A ⇒ B</text:span></text:p>
                    <text:p><text:span text:style-name="T33">blame</text:span></text:p>
                  </text:list-header>
                </text:list>
              </text:list-item>
              <text:list-item>
                <text:p>Types A, B…</text:p>
                <text:list>
                  <text:list-header>
                    <text:p><text:span text:style-name="T33">⋆</text:span><text:span text:style-name="T33"><text:tab/></text:span><text:span text:style-name="T33"> </text:span><text:span text:style-name="T34">(Dynamic Type)</text:span></text:p>
                    <text:p><text:span text:style-name="T33">⊥</text:span><text:span text:style-name="T33"><text:tab/></text:span><text:span text:style-name="T33"> </text:span><text:span text:style-name="T34">(Bottom Type)</text:span></text:p>
                  </text:list-header>
                </text:list>
              </text:list-item>
              <text:list-item>
                <text:p>Declarations</text:p>
                <text:list>
                  <text:list-header>
                    <text:p>no change</text:p>
                    <text:p><text:span text:style-name="T33"/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1T19" presentation:use-date-time-name="dtd2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Program Structure… in LDLC</text:p>
          </draw:text-box>
        </draw:frame>
        <draw:custom-shape draw:style-name="gr7" draw:text-style-name="P28" xml:id="id1" draw:id="id1" draw:layer="layout" svg:width="6cm" svg:height="3cm" svg:x="3.5cm" svg:y="5cm">
          <text:p text:style-name="P27"><text:span text:style-name="T35">Parsing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28" xml:id="id4" draw:id="id4" draw:layer="layout" svg:width="6cm" svg:height="3cm" svg:x="11.645cm" svg:y="5.024cm">
          <text:p text:style-name="P27"><text:span text:style-name="T35">Typecheck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28" xml:id="id3" draw:id="id3" draw:layer="layout" svg:width="6cm" svg:height="3cm" svg:x="19.5cm" svg:y="5cm">
          <text:p text:style-name="P27"><text:span text:style-name="T35">Interpret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28" xml:id="id2" draw:id="id2" draw:layer="layout" svg:width="5.5cm" svg:height="2.5cm" svg:x="11.5cm" svg:y="10.5cm">
          <text:p text:style-name="P27"><text:span text:style-name="T35">S</text:span><text:span text:style-name="T35">y</text:span><text:span text:style-name="T35">n</text:span><text:span text:style-name="T35">t</text:span><text:span text:style-name="T35">a</text:span><text:span text:style-name="T35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9" draw:layer="layout" draw:type="line" svg:x1="6.125cm" svg:y1="8cm" svg:x2="11.5cm" svg:y2="11.75cm" draw:start-shape="id1" draw:start-glue-point="7" draw:end-shape="id2" draw:end-glue-point="3" svg:d="M6125 8000l5375 3750" svg:viewBox="0 0 5376 3751">
          <text:p/>
        </draw:connector>
        <draw:connector draw:style-name="gr10" draw:text-style-name="P29" draw:layer="layout" draw:type="line" svg:x1="22.5cm" svg:y1="8cm" svg:x2="17cm" svg:y2="11.75cm" draw:start-shape="id3" draw:start-glue-point="2" draw:end-shape="id2" draw:end-glue-point="1" svg:d="M22500 8000l-5500 3750" svg:viewBox="0 0 5501 3751">
          <text:p/>
        </draw:connector>
        <draw:connector draw:style-name="gr11" draw:text-style-name="P29" draw:layer="layout" draw:type="line" svg:x1="14.27cm" svg:y1="8.024cm" svg:x2="14.25cm" svg:y2="10.5cm" draw:start-shape="id4" draw:start-glue-point="7" draw:end-shape="id2" draw:end-glue-point="0" svg:d="M14270 8024l-20 2476" svg:viewBox="0 0 21 2477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1T19" presentation:use-date-time-name="dtd2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Program Structure… with CC</text:p>
          </draw:text-box>
        </draw:frame>
        <draw:custom-shape draw:style-name="gr7" draw:text-style-name="P28" xml:id="id5" draw:id="id5" draw:layer="layout" svg:width="6cm" svg:height="3cm" svg:x="3.5cm" svg:y="5cm">
          <text:p text:style-name="P27"><text:span text:style-name="T35">Parsing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28" xml:id="id8" draw:id="id8" draw:layer="layout" svg:width="6cm" svg:height="3cm" svg:x="11.645cm" svg:y="5.024cm">
          <text:p text:style-name="P27"><text:span text:style-name="T35">Typecheck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28" xml:id="id7" draw:id="id7" draw:layer="layout" svg:width="6cm" svg:height="3cm" svg:x="19.5cm" svg:y="5cm">
          <text:p text:style-name="P27"><text:span text:style-name="T35">Interpret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28" xml:id="id6" draw:id="id6" draw:layer="layout" svg:width="5.5cm" svg:height="2.5cm" svg:x="11.5cm" svg:y="10.5cm">
          <text:p text:style-name="P27"><text:span text:style-name="T35">Synt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9" draw:layer="layout" draw:type="line" svg:x1="6.125cm" svg:y1="8cm" svg:x2="11.5cm" svg:y2="11.75cm" draw:start-shape="id5" draw:start-glue-point="7" draw:end-shape="id6" draw:end-glue-point="3" svg:d="M6125 8000l5375 3750" svg:viewBox="0 0 5376 3751">
          <text:p/>
        </draw:connector>
        <draw:connector draw:style-name="gr10" draw:text-style-name="P29" draw:layer="layout" draw:type="line" svg:x1="22.5cm" svg:y1="8cm" svg:x2="17cm" svg:y2="11.75cm" draw:start-shape="id7" draw:start-glue-point="2" draw:end-shape="id6" draw:end-glue-point="1" svg:d="M22500 8000l-5500 3750" svg:viewBox="0 0 5501 3751">
          <text:p/>
        </draw:connector>
        <draw:connector draw:style-name="gr11" draw:text-style-name="P29" draw:layer="layout" draw:type="line" svg:x1="14.27cm" svg:y1="8.024cm" svg:x2="14.25cm" svg:y2="10.5cm" draw:start-shape="id8" draw:start-glue-point="7" draw:end-shape="id6" draw:end-glue-point="0" svg:d="M14270 8024l-20 2476" svg:viewBox="0 0 21 2477">
          <text:p/>
        </draw:connector>
        <draw:frame draw:style-name="gr12" draw:text-style-name="P31" draw:layer="layout" svg:width="25cm" svg:height="10.5cm" svg:x="2cm" svg:y="3cm">
          <draw:text-box>
            <text:p text:style-name="P30"><text:span text:style-name="T36">No change!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3T3" presentation:use-date-time-name="dtd2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Interpreter… in LDLC</text:p>
          </draw:text-box>
        </draw:frame>
        <draw:frame presentation:style-name="pr5" draw:layer="layout" svg:width="12.687cm" svg:height="10cm" svg:x="1cm" svg:y="3cm" presentation:class="outline" presentation:user-transformed="true">
          <draw:text-box>
            <text:list text:style-name="L2">
              <text:list-item>
                <text:p>Algebraic Data Types</text:p>
                <text:list>
                  <text:list-item>
                    <text:p>Values:<text:line-break/><text:tab/><text:tab/><text:tab/></text:p>
                  </text:list-item>
                  <text:list-item>
                    <text:p>Environment:</text:p>
                  </text:list-item>
                </text:list>
                <text:p><text:line-break/></text:p>
              </text:list-item>
              <text:list-item>
                <text:p>Functions</text:p>
                <text:list>
                  <text:list-item>
                    <text:p>Program interpretation:</text:p>
                  </text:list-item>
                  <text:list-item>
                    <text:p>Evaluation:</text:p>
                  </text:list-item>
                </text:list>
              </text:list-item>
            </text:list>
          </draw:text-box>
        </draw:frame>
        <draw:frame presentation:style-name="pr5" draw:text-style-name="P32" draw:layer="layout" svg:width="18.509cm" svg:height="10cm" svg:x="8.5cm" svg:y="3cm" presentation:class="outline" presentation:user-transformed="true">
          <draw:text-box>
            <text:p text:style-name="P32"><text:span text:style-name="T37"/></text:p>
            <text:p text:style-name="P32"><text:span text:style-name="T38">data Value = </text:span><text:span text:style-name="T39">VUnit</text:span><text:span text:style-name="T38"> | </text:span><text:span text:style-name="T39">VInt</text:span><text:span text:style-name="T38"> </text:span><text:span text:style-name="T38">Int</text:span><text:span text:style-name="T38"><text:line-break/></text:span><text:span text:style-name="T38"> <text:s text:c="10"/>| </text:span><text:span text:style-name="T39">VFunc</text:span><text:span text:style-name="T38"> PEnv </text:span><text:span text:style-name="T38">String </text:span><text:span text:style-name="T40">Exp</text:span><text:span text:style-name="T38"> | ...</text:span></text:p>
            <text:p text:style-name="P33"><text:span text:style-name="T38">type PEnv = [(String, </text:span><text:span text:style-name="T38">Value)]</text:span></text:p>
            <text:p text:style-name="P33"><text:span text:style-name="T38"/></text:p>
            <text:p text:style-name="P33"><text:span text:style-name="T38"/></text:p>
            <text:p text:style-name="P33"><text:span text:style-name="T38"/></text:p>
            <text:p text:style-name="P33"><text:span text:style-name="T38"><text:s text:c="7"/></text:span><text:span text:style-name="T38">interpret :: [</text:span><text:span text:style-name="T40">Decl</text:span><text:span text:style-name="T38">] -</text:span><text:span text:style-name="T38">&gt; IO Value</text:span></text:p>
            <text:p text:style-name="P33"><text:span text:style-name="T38"><text:s text:c="7"/></text:span><text:span text:style-name="T38">eval :: </text:span><text:span text:style-name="T40">Exp</text:span><text:span text:style-name="T38"> -&gt; </text:span><text:span text:style-name="T38">InterpretM Valu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3T3" presentation:use-date-time-name="dtd2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Interpreter… with CC</text:p>
          </draw:text-box>
        </draw:frame>
        <draw:frame presentation:style-name="pr5" draw:layer="layout" svg:width="12.687cm" svg:height="10cm" svg:x="1cm" svg:y="3cm" presentation:class="outline">
          <draw:text-box>
            <text:list text:style-name="L2">
              <text:list-item>
                <text:p>Algebraic Data Types</text:p>
                <text:list>
                  <text:list-item>
                    <text:p>Types (head normal form):<text:line-break/><text:line-break/></text:p>
                  </text:list-item>
                  <text:list-item>
                    <text:p>Ground types:</text:p>
                  </text:list-item>
                </text:list>
                <text:p/>
              </text:list-item>
              <text:list-item>
                <text:p>Functions</text:p>
                <text:list>
                  <text:list-item>
                    <text:p>Type evaluation:</text:p>
                  </text:list-item>
                  <text:list-item>
                    <text:p>Cast reduction:</text:p>
                  </text:list-item>
                </text:list>
              </text:list-item>
            </text:list>
          </draw:text-box>
        </draw:frame>
        <draw:frame presentation:style-name="pr5" draw:text-style-name="P34" draw:layer="layout" svg:width="18.009cm" svg:height="10cm" svg:x="9cm" svg:y="3cm" presentation:class="outline" presentation:user-transformed="true">
          <draw:text-box>
            <text:p text:style-name="P34"><text:span text:style-name="T38"/></text:p>
            <text:p text:style-name="P34"><text:span text:style-name="T38"><text:s text:c="8"/></text:span><text:span text:style-name="T38">data NFType = </text:span><text:span text:style-name="T39">NFBot</text:span><text:span text:style-name="T38"> </text:span><text:span text:style-name="T38">| </text:span><text:span text:style-name="T39">NFDyn</text:span><text:span text:style-name="T39"><text:line-break/></text:span><text:span text:style-name="T39"> <text:s text:c="9"/></text:span><text:span text:style-name="T41">|</text:span><text:span text:style-name="T39"> NFGType </text:span><text:span text:style-name="T41">GType</text:span><text:span text:style-name="T39"><text:line-break/></text:span><text:span text:style-name="T39"> <text:s text:c="9"/></text:span><text:span text:style-name="T41">| </text:span><text:span text:style-name="T39">NFFunc</text:span><text:span text:style-name="T41"> PEnv </text:span><text:span text:style-name="T41">String </text:span><text:span text:style-name="T42">Type</text:span><text:span text:style-name="T41"> </text:span><text:span text:style-name="T42">Type</text:span></text:p>
            <text:p text:style-name="P34"><text:span text:style-name="T41">data GType = </text:span><text:span text:style-name="T39">GUnit</text:span><text:span text:style-name="T41"> | </text:span><text:span text:style-name="T39">GLabel</text:span><text:span text:style-name="T41"> </text:span><text:span text:style-name="T41">String</text:span><text:span text:style-name="T41"><text:line-break/></text:span><text:span text:style-name="T41"> <text:s text:c="10"/>| </text:span><text:span text:style-name="T39">GInt</text:span><text:span text:style-name="T41"> <text:s/>| </text:span><text:span text:style-name="T39">GFunc </text:span><text:span text:style-name="T41"><text:s/></text:span><text:span text:style-name="T41">…</text:span><text:span text:style-name="T41"><text:line-break/></text:span><text:span text:style-name="T41"><text:line-break/></text:span><text:span text:style-name="T41"/></text:p>
            <text:p text:style-name="P34"><text:span text:style-name="T41">evalType <text:s text:c="2"/>:: </text:span><text:span text:style-name="T42">Type</text:span><text:span text:style-name="T41"> -&gt; </text:span><text:span text:style-name="T41">InterpretM NFType</text:span></text:p>
            <text:p text:style-name="P34"><text:span text:style-name="T41">reduceCast :: Value -&gt; </text:span><text:span text:style-name="T41">NFType -&gt; NFType</text:span><text:span text:style-name="T41"><text:line-break/></text:span><text:span text:style-name="T41"> <text:s text:c="19"/>-&gt; Maybe </text:span><text:span text:style-name="T41">Value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2">
        <office:forms form:automatic-focus="false" form:apply-design-mode="false"/>
        <draw:frame presentation:style-name="pr7" draw:text-style-name="P1" draw:layer="layout" svg:width="26cm" svg:height="1.328cm" svg:x="1cm" svg:y="0.5cm" presentation:class="title" presentation:user-transformed="true">
          <draw:text-box>
            <text:p text:style-name="P1">Interpreter… with CC – Evaluation</text:p>
          </draw:text-box>
        </draw:frame>
        <draw:frame presentation:style-name="pr5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3">blame</text:span> indicates evaluation failure</text:p>
              </text:list-item>
              <text:list-item>
                <text:p><text:span text:style-name="T43">M : A =&gt; B </text:span>(type cast)</text:p>
              </text:list-item>
            </text:list>
            <text:list text:style-name="L3">
              <text:list-item>
                <text:list>
                  <text:list-item>
                    <text:p>Evaluate expression <text:span text:style-name="T33">M</text:span> to value <text:span text:style-name="T33">V</text:span></text:p>
                  </text:list-item>
                  <text:list-item>
                    <text:p>Evaluate type <text:span text:style-name="T33">A</text:span> to normal form <text:span text:style-name="T33">A</text:span><text:span text:style-name="T44">o</text:span></text:p>
                  </text:list-item>
                  <text:list-item>
                    <text:p>Evaluate type <text:span text:style-name="T33">B</text:span> to normal form <text:span text:style-name="T33">B</text:span><text:span text:style-name="T44">o</text:span></text:p>
                  </text:list-item>
                  <text:list-item>
                    <text:p>Reduce cast <text:span text:style-name="T33">V : A</text:span><text:span text:style-name="T44">o</text:span><text:span text:style-name="T33"> =&gt; B</text:span><text:span text:style-name="T44">o</text:span> to final <text:s text:c="2"/><text:span text:style-name="T45">value </text:span><text:span text:style-name="T46">V’</text:span></text:p>
                  </text:list-item>
                </text:list>
              </text:list-item>
            </text:list>
            <text:p><text:span text:style-name="T46"/></text:p>
            <text:p text:style-name="P10"><text:span text:style-name="T47">Cast-Reduce</text:span></text:p>
          </draw:text-box>
        </draw:frame>
        <draw:custom-shape draw:style-name="gr13" draw:text-style-name="P29" draw:layer="layout" svg:width="3.568cm" svg:height="1.5cm" svg:x="15.341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3T3" presentation:use-date-time-name="dtd2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Cast Reduction Rules</text:p>
          </draw:text-box>
        </draw:frame>
        <draw:frame presentation:style-name="pr5" draw:text-style-name="P35" draw:layer="layout" svg:width="12.687cm" svg:height="10cm" svg:x="1cm" svg:y="3cm" presentation:class="outline">
          <draw:text-box>
            <text:list text:style-name="L2">
              <text:list-item>
                <text:p text:style-name="P35"><text:span text:style-name="T48">Cast-Is-Value</text:span></text:p>
              </text:list-item>
              <text:list-item>
                <text:p text:style-name="P35"><text:span text:style-name="T48">Cast-Dyn-Dyn</text:span></text:p>
              </text:list-item>
              <text:list-item>
                <text:p text:style-name="P35"><text:span text:style-name="T48">Cast-Sub</text:span></text:p>
              </text:list-item>
              <text:list-item>
                <text:p text:style-name="P35"><text:span text:style-name="T48">Cast-Fail</text:span></text:p>
              </text:list-item>
              <text:list-item>
                <text:p text:style-name="P35"><text:span text:style-name="T48">Cast-Collapse</text:span></text:p>
              </text:list-item>
              <text:list-item>
                <text:p text:style-name="P35"><text:span text:style-name="T48">Cast-Collide</text:span></text:p>
              </text:list-item>
            </text:list>
          </draw:text-box>
        </draw:frame>
        <draw:frame presentation:style-name="pr5" draw:text-style-name="P35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 text:style-name="P35"><text:span text:style-name="T48">Cast-Factor-Left</text:span></text:p>
              </text:list-item>
              <text:list-item>
                <text:p text:style-name="P35"><text:span text:style-name="T48">Cast-Factor-Right</text:span></text:p>
              </text:list-item>
              <text:list-item>
                <text:p text:style-name="P35"><text:span text:style-name="T48">Cast-Pair</text:span></text:p>
              </text:list-item>
              <text:list-item>
                <text:p text:style-name="P35"><text:span text:style-name="T48">Cast-Function</text:span></text:p>
              </text:list-item>
            </text:list>
            <text:p text:style-name="P35"><text:span text:style-name="T48"/></text:p>
            <text:p text:style-name="P35"><text:span text:style-name="T48"/></text:p>
            <text:p text:style-name="P35"><text:span text:style-name="T48"/></text:p>
            <text:p text:style-name="P5"><text:span text:style-name="T49">see figure 8 in thesi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3T3" presentation:use-date-time-name="dtd2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Cast Reduction Rules</text:p>
          </draw:text-box>
        </draw:frame>
        <draw:frame presentation:style-name="pr5" draw:text-style-name="P35" draw:layer="layout" svg:width="12.687cm" svg:height="10cm" svg:x="1cm" svg:y="3cm" presentation:class="outline">
          <draw:text-box>
            <text:list text:style-name="L2">
              <text:list-item>
                <text:p text:style-name="P35"><text:span text:style-name="T48">Cast-Is-Value</text:span></text:p>
              </text:list-item>
              <text:list-item>
                <text:p text:style-name="P35"><text:span text:style-name="T48">Cast-Dyn-Dyn</text:span></text:p>
              </text:list-item>
              <text:list-item>
                <text:p text:style-name="P35"><text:span text:style-name="T48">Cast-Sub</text:span></text:p>
              </text:list-item>
              <text:list-item>
                <text:p text:style-name="P35"><text:span text:style-name="T48">Cast-Fail</text:span></text:p>
              </text:list-item>
              <text:list-item>
                <text:p text:style-name="P35"><text:span text:style-name="T48">Cast-Collapse</text:span></text:p>
              </text:list-item>
              <text:list-item>
                <text:p text:style-name="P35"><text:span text:style-name="T48">Cast-Collide</text:span></text:p>
              </text:list-item>
            </text:list>
          </draw:text-box>
        </draw:frame>
        <draw:frame presentation:style-name="pr5" draw:text-style-name="P35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 text:style-name="P35"><text:span text:style-name="T48">Cast-Factor-Left</text:span></text:p>
              </text:list-item>
              <text:list-item>
                <text:p text:style-name="P35"><text:span text:style-name="T48">Cast-Factor-Right</text:span></text:p>
              </text:list-item>
              <text:list-item>
                <text:p text:style-name="P35"><text:span text:style-name="T48">Cast-Pair</text:span></text:p>
              </text:list-item>
              <text:list-item>
                <text:p text:style-name="P35"><text:span text:style-name="T48">Cast-Function</text:span></text:p>
              </text:list-item>
            </text:list>
            <text:p text:style-name="P35"><text:span text:style-name="T48"/></text:p>
            <text:p text:style-name="P35"><text:span text:style-name="T48"/></text:p>
            <text:p text:style-name="P35"><text:span text:style-name="T48"/></text:p>
            <text:p text:style-name="P5"><text:span text:style-name="T49">see figure 8 in thesis</text:span></text:p>
          </draw:text-box>
        </draw:frame>
        <draw:frame draw:style-name="gr14" draw:text-style-name="P37" draw:layer="layout" svg:width="10cm" svg:height="2.5cm" svg:x="9.5cm" svg:y="9cm">
          <draw:text-box>
            <text:p text:style-name="P36"><text:span text:style-name="T50">DEMO TIME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Foliennummer&gt;</text:page-number></text:span><text:span text:style-name="MT1">/</text:span><text:span text:style-name="MT1"><text:page-count>20</text:page-count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Foliennummer&gt;</text:page-number></text:span><text:span text:style-name="MT1">/</text:span><text:span text:style-name="MT1"><text:page-count>20</text:page-count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6T09:21:23.674693236</meta:creation-date>
    <meta:editing-duration>PT16H58M26S</meta:editing-duration>
    <meta:editing-cycles>85</meta:editing-cycles>
    <meta:generator>LibreOffice/7.3.2.2$Linux_X86_64 LibreOffice_project/30$Build-2</meta:generator>
    <dc:title>Blue Curve</dc:title>
    <dc:date>2022-04-18T00:24:33.232803946</dc:date>
    <dc:creator>Thomas Leyh</dc:creator>
    <meta:document-statistic meta:object-count="149"/>
  </office:meta>
</office:document-meta>
</file>